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d9432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22070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b6c92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7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0.0791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" text:anchor-type="paragraph" svg:x="3.8028in" svg:y="0.0791in" svg:width="3in" draw:z-index="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ജയ് കൃഷ്ണ പി.എ.</text:p><text:p text:style-name="P4">Class<text:tab/>:10A</text:p><text:p text:style-name="P4">Item<text:tab/>:മാപ്പിളപ്പാട്ട്</text:p><text:p text:style-name="P4"><text:tab/>:പ്രസംഗം </text:p><text:p text:style-name="P4"><text:tab/>:പ്രസംഗം 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3" text:anchor-type="paragraph" svg:x="3.8028in" svg:y="4.4102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ജയഘോഷ് . എം.കെ</text:p><text:p text:style-name="P3">Class<text:tab/>:9A</text:p><text:p text:style-name="P3">Item<text:tab/>:മാപ്പിളപ്പാട്ട്</text:p><text:p text:style-name="P3"><text:tab/>:മിമിക്രി</text:p><text:p text:style-name="P3"><text:tab/>:മിമിക്രി</text:p></draw:text-box></draw:frame><draw:frame draw:style-name="fr1" draw:name="Frame4" text:anchor-type="paragraph" svg:x="0.2591in" svg:y="0.0791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ഭിഷേക് എ.</text:p><text:p text:style-name="P3">Class<text:tab/>:9A</text:p><text:p text:style-name="P3">Item<text:tab/>:ലളിതഗാനം</text:p><text:p text:style-name="P3"><text:tab/>:പ്രസംഗം </text:p><text:p text:style-name="P3"><text:tab/>:നാടകം</text:p></draw:text-box></draw:frame><draw:frame draw:style-name="fr1" draw:name="Frame5" text:anchor-type="paragraph" svg:x="0.2591in" svg:y="4.4102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ജയ് കൃഷ്ണ പി.എ.</text:p><text:p text:style-name="P3">Class<text:tab/>: 10A</text:p><text:p text:style-name="P3">Item<text:tab/>: മാപ്പിളപ്പാട്ട്</text:p><text:p text:style-name="P3"><text:tab/>:പ്രസംഗം </text:p><text:p text:style-name="P3"><text:tab/>:പ്രസംഗം </text:p></draw:text-box></draw:frame>­</text:p>
      <text:p text:style-name="P1"><draw:frame draw:style-name="fr1" draw:name="Frame6" text:anchor-type="paragraph" svg:x="0.2591in" svg:y="0.0791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7" text:anchor-type="paragraph" svg:x="3.8028in" svg:y="0.0791in" svg:width="3in" draw:z-index="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മൽ എം.ഒ.</text:p><text:p text:style-name="P4">Class<text:tab/>:10A</text:p><text:p text:style-name="P4">Item<text:tab/>:പ്രസംഗം </text:p><text:p text:style-name="P4"><text:tab/>:കോല്‍ക്കളി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8" text:anchor-type="paragraph" svg:x="3.8028in" svg:y="4.4102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മ്മുകുട്ടി <text:s/>ജയകുമാര്‍</text:p><text:p text:style-name="P3">Class<text:tab/>:10A</text:p><text:p text:style-name="P3">Item<text:tab/>:മിമിക്രി</text:p><text:p text:style-name="P3"><text:tab/>:കോല്‍ക്കളി</text:p><text:p text:style-name="P3"><text:tab/>:</text:p></draw:text-box></draw:frame><draw:frame draw:style-name="fr1" draw:name="Frame9" text:anchor-type="paragraph" svg:x="0.2591in" svg:y="0.0791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ക്ഷയ് ഉല്ലാസ്</text:p><text:p text:style-name="P3">Class<text:tab/>:9A</text:p><text:p text:style-name="P3">Item<text:tab/>:പ്രസംഗം </text:p><text:p text:style-name="P3"><text:tab/>:കോല്‍ക്കളി</text:p><text:p text:style-name="P3"><text:tab/>:</text:p></draw:text-box></draw:frame><draw:frame draw:style-name="fr1" draw:name="Frame10" text:anchor-type="paragraph" svg:x="0.2591in" svg:y="4.4102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മൽ എം.ഒ.</text:p><text:p text:style-name="P3">Class<text:tab/>: 10A</text:p><text:p text:style-name="P3">Item<text:tab/>: പ്രസംഗം </text:p><text:p text:style-name="P3"><text:tab/>:കോല്‍ക്കളി</text:p><text:p text:style-name="P3"><text:tab/>:</text:p></draw:text-box></draw:frame>­</text:p>
      <text:p text:style-name="P1"><draw:frame draw:style-name="fr1" draw:name="Frame11" text:anchor-type="paragraph" svg:x="0.2591in" svg:y="0.0791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12" text:anchor-type="paragraph" svg:x="3.8028in" svg:y="0.0791in" svg:width="3in" draw:z-index="1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ു വി.എല്‍.</text:p><text:p text:style-name="P4">Class<text:tab/>:8A</text:p><text:p text:style-name="P4">Item<text:tab/>:നാടകം</text:p><text:p text:style-name="P4"><text:tab/>:കോല്‍ക്കളി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13" text:anchor-type="paragraph" svg:x="3.8028in" svg:y="4.4102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ന്തു വി.ആര്‍</text:p><text:p text:style-name="P3">Class<text:tab/>:8A</text:p><text:p text:style-name="P3">Item<text:tab/>:നാടകം</text:p><text:p text:style-name="P3"><text:tab/>:മാപ്പിളപ്പാട്ട്</text:p><text:p text:style-name="P3"><text:tab/>:</text:p></draw:text-box></draw:frame><draw:frame draw:style-name="fr1" draw:name="Frame14" text:anchor-type="paragraph" svg:x="0.2591in" svg:y="0.0791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ു സി.സി.</text:p><text:p text:style-name="P3">Class<text:tab/>:9A</text:p><text:p text:style-name="P3">Item<text:tab/>:മിമിക്രി</text:p><text:p text:style-name="P3"><text:tab/>:കോല്‍ക്കളി</text:p><text:p text:style-name="P3"><text:tab/>:</text:p></draw:text-box></draw:frame><draw:frame draw:style-name="fr1" draw:name="Frame15" text:anchor-type="paragraph" svg:x="0.2591in" svg:y="4.4102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നന്തു വി.എല്‍.</text:p><text:p text:style-name="P3">Class<text:tab/>: 8A</text:p><text:p text:style-name="P3">Item<text:tab/>: നാടകം</text:p><text:p text:style-name="P3"><text:tab/>:കോല്‍ക്കളി</text:p><text:p text:style-name="P3"><text:tab/>:</text:p></draw:text-box></draw:frame>­</text:p>
      <text:p text:style-name="P1"><draw:frame draw:style-name="fr1" draw:name="Frame16" text:anchor-type="paragraph" svg:x="0.2591in" svg:y="0.0791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17" text:anchor-type="paragraph" svg:x="3.8028in" svg:y="0.0791in" svg:width="3in" draw:z-index="1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തി.വി</text:p><text:p text:style-name="P4">Class<text:tab/>:8A</text:p><text:p text:style-name="P4">Item<text:tab/>:നാടകം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18" text:anchor-type="paragraph" svg:x="3.8028in" svg:y="4.4102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രവിന്ദ്.ടി.എസ്.</text:p><text:p text:style-name="P3">Class<text:tab/>:8A</text:p><text:p text:style-name="P3">Item<text:tab/>:നാടകം</text:p><text:p text:style-name="P3"><text:tab/>:ദേശഭക്തിഗാനം</text:p><text:p text:style-name="P3"><text:tab/>:</text:p></draw:text-box></draw:frame><draw:frame draw:style-name="fr1" draw:name="Frame19" text:anchor-type="paragraph" svg:x="0.2591in" svg:y="0.0791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ഞ്ജലി. എസ്.</text:p><text:p text:style-name="P3">Class<text:tab/>:8A</text:p><text:p text:style-name="P3">Item<text:tab/>:നാടകം</text:p><text:p text:style-name="P3"><text:tab/>:ലളിതഗാനം</text:p><text:p text:style-name="P3"><text:tab/>:</text:p></draw:text-box></draw:frame><draw:frame draw:style-name="fr1" draw:name="Frame20" text:anchor-type="paragraph" svg:x="0.2591in" svg:y="4.4102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തി.വി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­</text:p>
      <text:p text:style-name="P1"><draw:frame draw:style-name="fr1" draw:name="Frame21" text:anchor-type="paragraph" svg:x="0.2591in" svg:y="0.0791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2" text:anchor-type="paragraph" svg:x="3.8028in" svg:y="0.0791in" svg:width="3in" draw:z-index="2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്യ എസ്.</text:p><text:p text:style-name="P4">Class<text:tab/>:9A</text:p><text:p text:style-name="P4">Item<text:tab/>:തിരുവാതിര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23" text:anchor-type="paragraph" svg:x="3.8028in" svg:y="4.4102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ആര്യ.വി.ജെ.</text:p><text:p text:style-name="P3">Class<text:tab/>:9A</text:p><text:p text:style-name="P3">Item<text:tab/>:തിരുവാതിര</text:p><text:p text:style-name="P3"><text:tab/>:മാപ്പിളപ്പാട്ട്</text:p><text:p text:style-name="P3"><text:tab/>:ദേശഭക്തിഗാനം</text:p></draw:text-box></draw:frame><draw:frame draw:style-name="fr1" draw:name="Frame24" text:anchor-type="paragraph" svg:x="0.2591in" svg:y="0.0791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രുണിമ എസ്.</text:p><text:p text:style-name="P3">Class<text:tab/>:9A</text:p><text:p text:style-name="P3">Item<text:tab/>:തിരുവാതിര</text:p><text:p text:style-name="P3"><text:tab/>:ദേശഭക്തിഗാനം</text:p><text:p text:style-name="P3"><text:tab/>:</text:p></draw:text-box></draw:frame><draw:frame draw:style-name="fr1" draw:name="Frame25" text:anchor-type="paragraph" svg:x="0.2591in" svg:y="4.4102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ര്യ എസ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­</text:p>
      <text:p text:style-name="P1"><draw:frame draw:style-name="fr1" draw:name="Frame26" text:anchor-type="paragraph" svg:x="0.2591in" svg:y="0.0791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7" text:anchor-type="paragraph" svg:x="3.8028in" svg:y="0.0791in" svg:width="3in" draw:z-index="26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തിര ആര്‍.</text:p><text:p text:style-name="P4">Class<text:tab/>:9A</text:p><text:p text:style-name="P4">Item<text:tab/>:തിരുവാതിര</text:p><text:p text:style-name="P4"><text:tab/>:ദേശഭക്തിഗാനം</text:p><text:p text:style-name="P4"><text:tab/>: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28" text:anchor-type="paragraph" svg:x="3.8028in" svg:y="4.4102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</text:p><text:p text:style-name="P3">Class<text:tab/>:</text:p><text:p text:style-name="P3">Item<text:tab/>:</text:p><text:p text:style-name="P3"><text:tab/>:</text:p><text:p text:style-name="P3"><text:tab/>:</text:p></draw:text-box></draw:frame><draw:frame draw:style-name="fr1" draw:name="Frame29" text:anchor-type="paragraph" svg:x="0.2591in" svg:y="0.0791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അശ്വതി സന്തോഷ്‌</text:p><text:p text:style-name="P3">Class<text:tab/>:9A</text:p><text:p text:style-name="P3">Item<text:tab/>:തിരുവാതിര</text:p><text:p text:style-name="P3"><text:tab/>:പദ്യപാരായണം</text:p><text:p text:style-name="P3"><text:tab/>:</text:p></draw:text-box></draw:frame><draw:frame draw:style-name="fr1" draw:name="Frame30" text:anchor-type="paragraph" svg:x="0.2591in" svg:y="4.4102in" svg:width="3in" draw:z-index="2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ആതിര ആര്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25T08:25:10.997939264</dc:date>
    <meta:editing-cycles>6</meta:editing-cycles>
    <meta:editing-duration>PT22M45S</meta:editing-duration>
    <meta:document-statistic meta:table-count="0" meta:image-count="0" meta:object-count="0" meta:page-count="11" meta:paragraph-count="300" meta:word-count="624" meta:character-count="3329" meta:non-whitespace-character-count="2860"/>
  </office:meta>
</office:document-meta>
</file>